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1c735a"/>
    </style:style>
    <style:style style:name="P3" style:family="paragraph" style:parent-style-name="Standard" style:list-style-name="L1">
      <style:text-properties officeooo:rsid="00112f54" officeooo:paragraph-rsid="00112f54"/>
    </style:style>
    <style:style style:name="P4" style:family="paragraph" style:parent-style-name="Standard" style:list-style-name="L1">
      <style:text-properties officeooo:rsid="00112f54" officeooo:paragraph-rsid="001a3fb1"/>
    </style:style>
    <style:style style:name="P5" style:family="paragraph" style:parent-style-name="Standard" style:list-style-name="L1">
      <style:text-properties officeooo:rsid="00112f54" officeooo:paragraph-rsid="001ede8d"/>
    </style:style>
    <style:style style:name="P6" style:family="paragraph" style:parent-style-name="Standard" style:list-style-name="L1">
      <style:text-properties fo:font-style="normal" officeooo:rsid="00112f54" officeooo:paragraph-rsid="00112f54" style:font-style-asian="normal" style:font-style-complex="normal"/>
    </style:style>
    <style:style style:name="P7" style:family="paragraph" style:parent-style-name="Standard" style:list-style-name="L1">
      <style:text-properties fo:font-style="normal" officeooo:rsid="00112f54" officeooo:paragraph-rsid="001c735a" style:font-style-asian="normal" style:font-style-complex="normal"/>
    </style:style>
    <style:style style:name="P8" style:family="paragraph" style:parent-style-name="Standard" style:list-style-name="L1">
      <style:text-properties fo:font-style="normal" officeooo:rsid="00112f54" officeooo:paragraph-rsid="00225bc7" style:font-style-asian="normal" style:font-style-complex="normal"/>
    </style:style>
    <style:style style:name="P9" style:family="paragraph" style:parent-style-name="Standard" style:list-style-name="L1">
      <style:text-properties fo:font-style="normal" officeooo:rsid="0013a787" officeooo:paragraph-rsid="0013a787" style:font-style-asian="normal" style:font-style-complex="normal"/>
    </style:style>
    <style:style style:name="P10" style:family="paragraph" style:parent-style-name="Standard" style:list-style-name="L1">
      <style:text-properties fo:font-style="normal" officeooo:rsid="0013a787" officeooo:paragraph-rsid="001c735a" style:font-style-asian="normal" style:font-style-complex="normal"/>
    </style:style>
    <style:style style:name="P11" style:family="paragraph" style:parent-style-name="Standard" style:list-style-name="L1">
      <style:text-properties fo:font-style="normal" officeooo:rsid="0013a787" officeooo:paragraph-rsid="00201e3e" style:font-style-asian="normal" style:font-style-complex="normal"/>
    </style:style>
    <style:style style:name="P12" style:family="paragraph" style:parent-style-name="Standard" style:list-style-name="L1">
      <style:text-properties fo:font-style="normal" officeooo:rsid="0013a787" officeooo:paragraph-rsid="00206363" style:font-style-asian="normal" style:font-style-complex="normal"/>
    </style:style>
    <style:style style:name="P13" style:family="paragraph" style:parent-style-name="Standard">
      <style:text-properties fo:font-style="normal" officeooo:rsid="0013a787" officeooo:paragraph-rsid="0013a787" style:font-style-asian="normal" style:font-style-complex="normal"/>
    </style:style>
    <style:style style:name="P14" style:family="paragraph" style:parent-style-name="Standard" style:list-style-name="L1">
      <style:text-properties fo:font-style="normal" officeooo:rsid="00150996" officeooo:paragraph-rsid="00150996" style:font-style-asian="normal" style:font-style-complex="normal"/>
    </style:style>
    <style:style style:name="P15" style:family="paragraph" style:parent-style-name="Standard" style:list-style-name="L1">
      <style:text-properties fo:font-style="normal" officeooo:rsid="00150996" officeooo:paragraph-rsid="001c735a" style:font-style-asian="normal" style:font-style-complex="normal"/>
    </style:style>
    <style:style style:name="P16" style:family="paragraph" style:parent-style-name="Standard" style:list-style-name="L1">
      <style:text-properties fo:font-style="normal" officeooo:rsid="00184c3e" officeooo:paragraph-rsid="001a3fb1" style:font-style-asian="normal" style:font-style-complex="normal"/>
    </style:style>
    <style:style style:name="P17" style:family="paragraph" style:parent-style-name="Standard" style:list-style-name="L1">
      <style:text-properties fo:font-style="normal" officeooo:rsid="00184c3e" officeooo:paragraph-rsid="00184c3e" style:font-style-asian="normal" style:font-style-complex="normal"/>
    </style:style>
    <style:style style:name="P18" style:family="paragraph" style:parent-style-name="Standard" style:list-style-name="L1">
      <style:text-properties fo:font-style="normal" officeooo:rsid="0011c43b" officeooo:paragraph-rsid="0011c43b" style:font-style-asian="normal" style:font-style-complex="normal"/>
    </style:style>
    <style:style style:name="P19" style:family="paragraph" style:parent-style-name="Standard" style:list-style-name="L1">
      <style:text-properties fo:font-style="normal" officeooo:rsid="0016d457" officeooo:paragraph-rsid="0016d457" style:font-style-asian="normal" style:font-style-complex="normal"/>
    </style:style>
    <style:style style:name="P20" style:family="paragraph" style:parent-style-name="Standard" style:list-style-name="L1">
      <style:text-properties fo:font-style="normal" officeooo:rsid="0016d457" officeooo:paragraph-rsid="00225bc7" style:font-style-asian="normal" style:font-style-complex="normal"/>
    </style:style>
    <style:style style:name="P21" style:family="paragraph" style:parent-style-name="Standard" style:list-style-name="L1">
      <style:text-properties fo:font-style="normal" officeooo:rsid="001c735a" officeooo:paragraph-rsid="001c735a" style:font-style-asian="normal" style:font-style-complex="normal"/>
    </style:style>
    <style:style style:name="P22" style:family="paragraph" style:parent-style-name="Standard" style:list-style-name="L1">
      <style:text-properties fo:font-style="normal" officeooo:rsid="001df3f2" officeooo:paragraph-rsid="001df3f2" style:font-style-asian="normal" style:font-style-complex="normal"/>
    </style:style>
    <style:style style:name="P23" style:family="paragraph" style:parent-style-name="Standard" style:list-style-name="L1">
      <style:text-properties fo:font-style="normal" officeooo:rsid="001ede8d" officeooo:paragraph-rsid="001ede8d" style:font-style-asian="normal" style:font-style-complex="normal"/>
    </style:style>
    <style:style style:name="P24" style:family="paragraph" style:parent-style-name="Standard" style:list-style-name="L1">
      <style:text-properties fo:font-style="normal" officeooo:rsid="00201e3e" officeooo:paragraph-rsid="00201e3e" style:font-style-asian="normal" style:font-style-complex="normal"/>
    </style:style>
    <style:style style:name="P25" style:family="paragraph" style:parent-style-name="Standard" style:list-style-name="L1">
      <style:text-properties fo:font-style="normal" officeooo:rsid="00206363" officeooo:paragraph-rsid="00206363" style:font-style-asian="normal" style:font-style-complex="normal"/>
    </style:style>
    <style:style style:name="P26" style:family="paragraph" style:parent-style-name="Standard" style:list-style-name="L1">
      <style:text-properties fo:font-style="normal" officeooo:rsid="00213597" officeooo:paragraph-rsid="00213597" style:font-style-asian="normal" style:font-style-complex="normal"/>
    </style:style>
    <style:style style:name="P27" style:family="paragraph" style:parent-style-name="Standard" style:list-style-name="L1">
      <style:text-properties fo:font-style="normal" officeooo:rsid="00225bc7" officeooo:paragraph-rsid="00225bc7" style:font-style-asian="normal" style:font-style-complex="normal"/>
    </style:style>
    <style:style style:name="P28" style:family="paragraph" style:parent-style-name="Standard" style:list-style-name="L1">
      <style:text-properties fo:font-style="normal" officeooo:rsid="0023dd7c" officeooo:paragraph-rsid="0023dd7c" style:font-style-asian="normal" style:font-style-complex="normal"/>
    </style:style>
    <style:style style:name="P29" style:family="paragraph" style:parent-style-name="Standard" style:list-style-name="L1">
      <style:text-properties fo:font-style="normal" officeooo:rsid="0025a934" officeooo:paragraph-rsid="0025a934" style:font-style-asian="normal" style:font-style-complex="normal"/>
    </style:style>
    <style:style style:name="P30" style:family="paragraph" style:parent-style-name="Standard" style:list-style-name="L1">
      <style:text-properties officeooo:rsid="0013a787" officeooo:paragraph-rsid="0013a787"/>
    </style:style>
    <style:style style:name="P31" style:family="paragraph" style:parent-style-name="Standard" style:list-style-name="L1">
      <style:text-properties officeooo:rsid="00150996" officeooo:paragraph-rsid="00150996"/>
    </style:style>
    <style:style style:name="P32" style:family="paragraph" style:parent-style-name="Standard" style:list-style-name="L1">
      <style:text-properties officeooo:rsid="000fbf98" officeooo:paragraph-rsid="000fbf98"/>
    </style:style>
    <style:style style:name="P33" style:family="paragraph" style:parent-style-name="Standard" style:list-style-name="L1">
      <style:text-properties officeooo:rsid="001a3fb1" officeooo:paragraph-rsid="001a3fb1"/>
    </style:style>
    <style:style style:name="P34" style:family="paragraph" style:parent-style-name="Standard" style:list-style-name="L1">
      <style:text-properties officeooo:rsid="001bb6a9" officeooo:paragraph-rsid="001bb6a9"/>
    </style:style>
    <style:style style:name="P35" style:family="paragraph" style:parent-style-name="Standard" style:list-style-name="L1">
      <style:text-properties officeooo:rsid="0011c43b" officeooo:paragraph-rsid="0011c43b"/>
    </style:style>
    <style:style style:name="P36" style:family="paragraph" style:parent-style-name="Standard" style:list-style-name="L1">
      <style:text-properties fo:font-style="italic" officeooo:rsid="0013a787" officeooo:paragraph-rsid="0013a787" style:font-style-asian="italic" style:font-style-complex="italic"/>
    </style:style>
    <style:style style:name="P37" style:family="paragraph" style:parent-style-name="Standard" style:list-style-name="L1">
      <style:text-properties fo:font-style="italic" officeooo:rsid="0013a787" officeooo:paragraph-rsid="00201e3e" style:font-style-asian="italic" style:font-style-complex="italic"/>
    </style:style>
    <style:style style:name="P38" style:family="paragraph" style:parent-style-name="Standard" style:list-style-name="L1">
      <style:text-properties officeooo:rsid="001c735a" officeooo:paragraph-rsid="001c735a"/>
    </style:style>
    <style:style style:name="P39" style:family="paragraph" style:parent-style-name="Standard" style:list-style-name="L1">
      <style:text-properties officeooo:rsid="001df3f2" officeooo:paragraph-rsid="001df3f2"/>
    </style:style>
    <style:style style:name="P40" style:family="paragraph" style:parent-style-name="Standard" style:list-style-name="L1">
      <style:text-properties officeooo:rsid="001ea28c" officeooo:paragraph-rsid="001ea28c"/>
    </style:style>
    <style:style style:name="P41" style:family="paragraph" style:parent-style-name="Standard" style:list-style-name="L1">
      <style:text-properties officeooo:rsid="001ede8d" officeooo:paragraph-rsid="001ede8d"/>
    </style:style>
    <style:style style:name="P42" style:family="paragraph" style:parent-style-name="Standard" style:list-style-name="L1">
      <style:text-properties officeooo:rsid="00225bc7" officeooo:paragraph-rsid="00225bc7"/>
    </style:style>
    <style:style style:name="P43" style:family="paragraph" style:parent-style-name="Standard" style:list-style-name="L1">
      <style:text-properties officeooo:rsid="0023dd7c" officeooo:paragraph-rsid="0023dd7c"/>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112f5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fa13a" style:font-style-asian="normal" style:font-style-complex="normal"/>
    </style:style>
    <style:style style:name="T6" style:family="text">
      <style:text-properties fo:font-style="normal" officeooo:rsid="00112f54" style:font-style-asian="normal" style:font-style-complex="normal"/>
    </style:style>
    <style:style style:name="T7" style:family="text">
      <style:text-properties fo:font-style="normal" officeooo:rsid="0011c43b" style:font-style-asian="normal" style:font-style-complex="normal"/>
    </style:style>
    <style:style style:name="T8" style:family="text">
      <style:text-properties fo:font-style="normal" officeooo:rsid="0013a787" style:font-style-asian="normal" style:font-style-complex="normal"/>
    </style:style>
    <style:style style:name="T9" style:family="text">
      <style:text-properties fo:font-style="normal" officeooo:rsid="0016d457" style:font-style-asian="normal" style:font-style-complex="normal"/>
    </style:style>
    <style:style style:name="T10" style:family="text">
      <style:text-properties fo:font-style="normal" officeooo:rsid="001c735a" style:font-style-asian="normal" style:font-style-complex="normal"/>
    </style:style>
    <style:style style:name="T11" style:family="text">
      <style:text-properties fo:font-style="normal" officeooo:rsid="00225bc7" style:font-style-asian="normal" style:font-style-complex="normal"/>
    </style:style>
    <style:style style:name="T12" style:family="text">
      <style:text-properties officeooo:rsid="000fbf98"/>
    </style:style>
    <style:style style:name="T13" style:family="text">
      <style:text-properties officeooo:rsid="00112f54"/>
    </style:style>
    <style:style style:name="T14" style:family="text">
      <style:text-properties officeooo:rsid="001c735a"/>
    </style:style>
    <style:style style:name="T15" style:family="text">
      <style:text-properties officeooo:rsid="001ea28c"/>
    </style:style>
    <style:style style:name="T16" style:family="text">
      <style:text-properties officeooo:rsid="001ede8d"/>
    </style:style>
    <style:style style:name="T17" style:family="text">
      <style:text-properties officeooo:rsid="00201e3e"/>
    </style:style>
    <style:style style:name="T18" style:family="text">
      <style:text-properties officeooo:rsid="00206363"/>
    </style:style>
    <style:style style:name="T19" style:family="text">
      <style:text-properties officeooo:rsid="00213597"/>
    </style:style>
    <style:style style:name="T20" style:family="text">
      <style:text-properties officeooo:rsid="00225bc7"/>
    </style:style>
    <style:style style:name="T21" style:family="text">
      <style:text-properties officeooo:rsid="0023dd7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nuary 7<text:span text:style-name="T1">th</text:span>, 2023</text:p>
      <text:p text:style-name="Standard">Kitkat Dambeck</text:p>
      <text:p text:style-name="Standard">Notes on <text:span text:style-name="T2"><text:s/>A Rough Map* For How To “Make It”** As An Artist*** [Online] [In Current Year]</text:span><text:span text:style-name="T5"> </text:span><text:span text:style-name="T6">By </text:span><text:span text:style-name="T5">Greg Guevera</text:span></text:p>
      <text:list xml:id="list1140708540" text:style-name="L1">
        <text:list-item>
          <text:p text:style-name="P1">Greg Guevara, internet artist, recommends taking notes <text:span text:style-name="T12">on this video. I’ve </text:span><text:span text:style-name="T14">intended to host my own </text:span><text:span text:style-name="T12">independent study, taking academic notes on internet lectures. I’ve set up my laptop like I would if I had to take a lecture class. Consider this my first lecture notes </text:span><text:span text:style-name="T14">as an adult student</text:span><text:span text:style-name="T12">.</text:span></text:p>
        </text:list-item>
        <text:list-item>
          <text:p text:style-name="P43">Summery: To make it as an artist, 1. Set the bar low and define it in clear terms, both physical and temporal, 2. Brutally motivate yourself to clear the bar, and then do it over and over again. 3. Create the opportunity for someone to realistically give you money. </text:p>
        </text:list-item>
        <text:list-item>
          <text:p text:style-name="P2">Vocab<text:span text:style-name="T10">:</text:span></text:p>
          <text:list>
            <text:list-item>
              <text:p text:style-name="P15"><text:span text:style-name="T10">Accountability Partner: someone who will enact punishment if a deadline isn’t reached. </text:span></text:p>
            </text:list-item>
            <text:list-item>
              <text:p text:style-name="P21"><text:span text:style-name="T10">Art: A range of human activity involving the creation of things which are considered beautiful, holding emotional power, or expressing a conceptual idea. </text:span></text:p>
            </text:list-item>
            <text:list-item>
              <text:p text:style-name="P21">Artist: Someone who, despite all worldly forces, has is committed to making “art.” <text:span text:style-name="T16">Also, a terminal, incurable brain disease. </text:span></text:p>
            </text:list-item>
            <text:list-item>
              <text:p text:style-name="P7">Current Year: this is very contextual. Didn’t apply 10 years ago, probably wont apply in 10 or even 5 years from now. </text:p>
            </text:list-item>
            <text:list-item>
              <text:p text:style-name="P10">Minimum Viable Product: Smallest piece of art you can possibly make.</text:p>
            </text:list-item>
            <text:list-item>
              <text:p text:style-name="P7">Make it: make money off it. </text:p>
            </text:list-item>
            <text:list-item>
              <text:p text:style-name="P1">Map: <text:span text:style-name="T13">One way to do it. One very specific way that one </text:span><text:span text:style-name="T3">can </text:span><text:span text:style-name="T6">follow and </text:span><text:span text:style-name="T3">should</text:span><text:span text:style-name="T6"> work. </text:span><text:span text:style-name="T10">A life or career path. </text:span></text:p>
            </text:list-item>
            <text:list-item>
              <text:p text:style-name="P6">Online: this is a map for online art. Guevera does not have experience as a local artist. </text:p>
              <text:list>
                <text:list-item>
                  <text:p text:style-name="P6">Online Pros: big audience</text:p>
                </text:list-item>
                <text:list-item>
                  <text:p text:style-name="P6">Cons: stuck in the screen</text:p>
                </text:list-item>
              </text:list>
            </text:list-item>
            <text:list-item>
              <text:p text:style-name="P21">Worm: A thought pattern, or meme. Reminds me of “spooks” but I haven’t actually read Stirner so take with a grain of salt. </text:p>
              <text:list>
                <text:list-item>
                  <text:p text:style-name="P21">Also: someone very small, weak, pathetic, and unable to create great works. Specifically, you right now (you haven’t the skill to make great art, otherwise you wouldn’t need this map (this map tells you how to get from wormhood to artisthood))</text:p>
                </text:list-item>
              </text:list>
            </text:list-item>
          </text:list>
        </text:list-item>
        <text:list-item>
          <text:p text:style-name="P1">Preamble</text:p>
          <text:list>
            <text:list-item>
              <text:p text:style-name="P1">There are maps for lots of different carriers, but not for artists. Our thesis: how do we make 1$ as an artist.</text:p>
              <text:list>
                <text:list-item>
                  <text:p text:style-name="P38">Map being a career path or life guide. </text:p>
                </text:list-item>
                <text:list-item>
                  <text:p text:style-name="P38">This map says how to get from being a nobody, to an artist, who has made 1$ from making art. </text:p>
                </text:list-item>
              </text:list>
            </text:list-item>
            <text:list-item>
              <text:p text:style-name="P32">Guevera never had an established artist, like a “cool drama teacher” who would invite them into the fold. </text:p>
            </text:list-item>
            <text:list-item>
              <text:p text:style-name="P32">This is not for everyone watching the video, only the 5% who want to “make it” as an artist. </text:p>
            </text:list-item>
            <text:list-item>
              <text:p text:style-name="P3">Guevera thought about pay walling this video, but then asks, rhetorically, “Why do I have to think like this?”</text:p>
              <text:list>
                <text:list-item>
                  <text:p text:style-name="P39">Guevera wants to keep this map strictly about the hows, and keep politics and other whys out of this utilitarian discussion. </text:p>
                </text:list-item>
              </text:list>
            </text:list-item>
            <text:list-item>
              <text:p text:style-name="P16">Any map is better than no map.</text:p>
              <text:list>
                <text:list-item>
                  <text:p text:style-name="P22">This is literally just the advice of some guy. </text:p>
                </text:list-item>
                <text:list-item>
                  <text:p text:style-name="P4">Committing to a map is better than getting lost in inaction.</text:p>
                </text:list-item>
                <text:list-item>
                  <text:p text:style-name="P33"><text:span text:style-name="T15">After f</text:span>ollowing this map, you <text:span text:style-name="T15">will</text:span>:</text:p>
                  <text:list>
                    <text:list-item>
                      <text:p text:style-name="P33">Have a structure that gives you consistent output.</text:p>
                    </text:list-item>
                    <text:list-item>
                      <text:p text:style-name="P33">Another person who is invested in you art, even if only superficially. </text:p>
                    </text:list-item>
                    <text:list-item>
                      <text:p text:style-name="P33"><text:soft-page-break/>Infrastructure to make a sale.</text:p>
                      <text:list>
                        <text:list-item>
                          <text:p text:style-name="P33"><text:span text:style-name="T15">A</text:span>nd to capture lightning in a bottle, <text:span text:style-name="T15">should you luck out and go viral. </text:span></text:p>
                        </text:list-item>
                      </text:list>
                    </text:list-item>
                    <text:list-item>
                      <text:p text:style-name="P33">A <text:span text:style-name="T15">long-term </text:span>goal:</text:p>
                      <text:list>
                        <text:list-item>
                          <text:p text:style-name="P33"><text:span text:style-name="T15">To b</text:span>ecome a tool that doesn’t yet exist.</text:p>
                        </text:list-item>
                      </text:list>
                    </text:list-item>
                    <text:list-item>
                      <text:p text:style-name="P34">Have a path only you can create. <text:s/></text:p>
                    </text:list-item>
                    <text:list-item>
                      <text:p text:style-name="P33">And momentum!</text:p>
                    </text:list-item>
                  </text:list>
                </text:list-item>
                <text:list-item>
                  <text:p text:style-name="P33">Be brave enough to go out into the brambles of th<text:span text:style-name="T15">is</text:span> jungle with only a machete. </text:p>
                </text:list-item>
              </text:list>
            </text:list-item>
          </text:list>
        </text:list-item>
        <text:list-item>
          <text:p text:style-name="P3">Step 0: Accept your diagnosis. </text:p>
          <text:list>
            <text:list-item>
              <text:p text:style-name="P41">Summery: Being an artist is an immutable part of you. Accept the challenges of this condition before continuing. This is as good as it gets. </text:p>
            </text:list-item>
            <text:list-item>
              <text:p text:style-name="P3">You have a brain disease: the desire to be an artist. </text:p>
              <text:list>
                <text:list-item>
                  <text:p text:style-name="P3">The “normal” thing is to get into the stock market.</text:p>
                </text:list-item>
                <text:list-item>
                  <text:p text:style-name="P40">The odds are stacked against being financially successful, and an artist.</text:p>
                </text:list-item>
              </text:list>
            </text:list-item>
            <text:list-item>
              <text:p text:style-name="P3">STOP PLAYING COOKIE CLICKER</text:p>
              <text:list>
                <text:list-item>
                  <text:p text:style-name="P3">This is a different brain disease than wanting to make art. </text:p>
                </text:list-item>
                <text:list-item>
                  <text:p text:style-name="P3">For the 5% <text:span text:style-name="T15">who want to be artists</text:span>, this is a critical thing to do.</text:p>
                </text:list-item>
              </text:list>
            </text:list-item>
            <text:list-item>
              <text:p text:style-name="P3">Now that you acknowledge you have a terminal brain disease, reject that anything your doing has any transcendental meaning, or that god will reward you. </text:p>
              <text:list>
                <text:list-item>
                  <text:p text:style-name="P41">Learn to make art, for its own sake. </text:p>
                </text:list-item>
                <text:list-item>
                  <text:p text:style-name="P41">Learn to make money off art, for its own sake.</text:p>
                </text:list-item>
              </text:list>
            </text:list-item>
            <text:list-item>
              <text:p text:style-name="P3"><text:span text:style-name="T16">An analogy with </text:span>someone has schizophrenia:</text:p>
              <text:list>
                <text:list-item>
                  <text:p text:style-name="P3"><text:span text:style-name="T16">The big question is not how to cure them, but h</text:span>ow to make their life bearable.</text:p>
                </text:list-item>
                <text:list-item>
                  <text:p text:style-name="P3"><text:span text:style-name="T16">Y</text:span>ou cant talk <text:span text:style-name="T16">a schizophrenic </text:span>out <text:span text:style-name="T16">of their condition.</text:span></text:p>
                </text:list-item>
                <text:list-item>
                  <text:p text:style-name="P3"><text:span text:style-name="T16">H</text:span>arm reduction <text:span text:style-name="T16">is the model for treating </text:span>schizophreni<text:span text:style-name="T16">a.</text:span></text:p>
                </text:list-item>
                <text:list-item>
                  <text:p text:style-name="P5"><text:span text:style-name="T16">Metaphor:</text:span></text:p>
                  <text:list>
                    <text:list-item>
                      <text:p text:style-name="P5">This <text:span text:style-name="T16">map </text:span>makes living with art<text:span text:style-name="T16">renia</text:span> bearable, give you <text:span text:style-name="T2">a </text:span><text:span text:style-name="T4">chance.</text:span></text:p>
                    </text:list-item>
                    <text:list-item>
                      <text:p text:style-name="P5"><text:span text:style-name="T4">The bar is on the floor. It will still hurt. But maybe it will be less shocking</text:span></text:p>
                    </text:list-item>
                  </text:list>
                </text:list-item>
              </text:list>
            </text:list-item>
          </text:list>
        </text:list-item>
        <text:list-item>
          <text:p text:style-name="P6">Step 1: Kill the perfection worm.</text:p>
          <text:list>
            <text:list-item>
              <text:p text:style-name="P23">Summery: Create the possibility of finishing art.</text:p>
            </text:list-item>
            <text:list-item>
              <text:p text:style-name="P6">You have many worms in your head.</text:p>
              <text:list>
                <text:list-item>
                  <text:p text:style-name="P6">Don’t feel bad, everyone has worms, you need worms. </text:p>
                </text:list-item>
                <text:list-item>
                  <text:p text:style-name="P6">Some worms are good. </text:p>
                </text:list-item>
              </text:list>
            </text:list-item>
            <text:list-item>
              <text:p text:style-name="P6">The perfection worm might be good, but its going to stop you from making it as an artist.</text:p>
              <text:list>
                <text:list-item>
                  <text:p text:style-name="P18">“I cant release it until its perfect.”</text:p>
                </text:list-item>
                <text:list-item>
                  <text:p text:style-name="P3"><text:span text:style-name="T4">“kill this worm. </text:span><text:span text:style-name="T7">Start slicing at it. Slice off as much as possible.”</text:span></text:p>
                  <text:list>
                    <text:list-item>
                      <text:p text:style-name="P30"><text:span text:style-name="T7">Y</text:span><text:span text:style-name="T4">ou’ll never be able to slice all of it, but try.</text:span></text:p>
                    </text:list-item>
                  </text:list>
                </text:list-item>
              </text:list>
            </text:list-item>
            <text:list-item>
              <text:p text:style-name="P41"><text:span text:style-name="T4">Killing worms:</text:span></text:p>
              <text:list>
                <text:list-item>
                  <text:p text:style-name="P41"><text:span text:style-name="T4">Method one: Find the worm, grab it, pull as much of it out of your head as you can, cut as much of it off as possible.</text:span></text:p>
                </text:list-item>
                <text:list-item>
                  <text:p text:style-name="P41"><text:span text:style-name="T4">Method two: When a worm shows itself, cut off as much as possible</text:span></text:p>
                </text:list-item>
                <text:list-item>
                  <text:p text:style-name="P41"><text:span text:style-name="T4">In theory, eventually you will cut off all the worm, and/or it will starve to death.</text:span></text:p>
                </text:list-item>
              </text:list>
            </text:list-item>
            <text:list-item>
              <text:p text:style-name="P18"><text:span text:style-name="T16">Other n</text:span>ot <text:span text:style-name="T16">so </text:span>great worms</text:p>
              <text:list>
                <text:list-item>
                  <text:p text:style-name="P18">“I cant do it because my mother will be sad”</text:p>
                </text:list-item>
                <text:list-item>
                  <text:p text:style-name="P35"><text:span text:style-name="T4">“</text:span><text:span text:style-name="T8">I’ll get to it eventually”</text:span></text:p>
                </text:list-item>
              </text:list>
            </text:list-item>
          </text:list>
        </text:list-item>
        <text:list-item>
          <text:p text:style-name="P9">Step 1.5: Take Notes!</text:p>
          <text:list>
            <text:list-item>
              <text:p text:style-name="P9">You wont just remember this. </text:p>
              <text:list>
                <text:list-item>
                  <text:p text:style-name="P24">Both this video and in life.</text:p>
                </text:list-item>
              </text:list>
            </text:list-item>
            <text:list-item>
              <text:p text:style-name="P9">Taking notes signals that what your experiencing is important.</text:p>
            </text:list-item>
            <text:list-item>
              <text:p text:style-name="P24">Basically get a journaling habit :)</text:p>
            </text:list-item>
          </text:list>
        </text:list-item>
        <text:list-item>
          <text:p text:style-name="P9"><text:soft-page-break/>Step 1.75: Don’t make art until completing step 5 / <text:span text:style-name="T17">reach step 6.</text:span> </text:p>
          <text:list>
            <text:list-item>
              <text:p text:style-name="P11">This is the smallest pathetic worm guide. </text:p>
              <text:list>
                <text:list-item>
                  <text:p text:style-name="P11">Rising to the level of pathetic worm is the first aspiration.</text:p>
                </text:list-item>
                <text:list-item>
                  <text:p text:style-name="P37">Maybe <text:span text:style-name="T4">then you can become prestigious. </text:span></text:p>
                </text:list-item>
              </text:list>
            </text:list-item>
            <text:list-item>
              <text:p text:style-name="P24">This is a map starts at the bottom.</text:p>
              <text:list>
                <text:list-item>
                  <text:p text:style-name="P24">If you haven’t “made it as an artist” you are at the bottom. <text:s/></text:p>
                </text:list-item>
              </text:list>
            </text:list-item>
            <text:list-item>
              <text:p text:style-name="P9">Work out all the prerequisites <text:span text:style-name="T17">before trying to continue. </text:span></text:p>
            </text:list-item>
          </text:list>
        </text:list-item>
        <text:list-item>
          <text:p text:style-name="P9">Step 2: Find You Minimum Viable Product.</text:p>
          <text:list>
            <text:list-item>
              <text:p text:style-name="P24">Summery: Set your bar for “complete” as low and as specific as possible.</text:p>
            </text:list-item>
            <text:list-item>
              <text:p text:style-name="P9">Examples:</text:p>
              <text:list>
                <text:list-item>
                  <text:p text:style-name="P9">Painter: Tiny tiny painting</text:p>
                </text:list-item>
                <text:list-item>
                  <text:p text:style-name="P9">Musician: 5-10 second beat loop.</text:p>
                </text:list-item>
                <text:list-item>
                  <text:p text:style-name="P9">Filmography: A single scene. </text:p>
                </text:list-item>
                <text:list-item>
                  <text:p text:style-name="P9">Author: A blog post. </text:p>
                </text:list-item>
              </text:list>
            </text:list-item>
            <text:list-item>
              <text:p text:style-name="P9">Formula: “My Minimum Viable Product as a _____ is __________.”</text:p>
            </text:list-item>
          </text:list>
        </text:list-item>
        <text:list-item>
          <text:p text:style-name="P9">Step 3: Set a Deadline.</text:p>
          <text:list>
            <text:list-item>
              <text:p text:style-name="P24">Summery: Specify your MVP temporally, as well as materially. </text:p>
            </text:list-item>
            <text:list-item>
              <text:p text:style-name="P9">Set the target at the pathetic worm level.</text:p>
            </text:list-item>
            <text:list-item>
              <text:p text:style-name="P9">Figure out how long it will take to make the MVP.</text:p>
            </text:list-item>
            <text:list-item>
              <text:p text:style-name="P36"><text:span text:style-name="T4">Make it </text:span>as long <text:span text:style-name="T4">as you need.</text:span></text:p>
              <text:list>
                <text:list-item>
                  <text:p text:style-name="P9">Set something you can commit to no matter what happens.</text:p>
                </text:list-item>
                <text:list-item>
                  <text:p text:style-name="P9">Try not to make it long than a month, if possible. </text:p>
                </text:list-item>
              </text:list>
            </text:list-item>
            <text:list-item>
              <text:p text:style-name="P9">Clear and binary completion criteria.</text:p>
            </text:list-item>
            <text:list-item>
              <text:p text:style-name="P14">No matter what happens, how severely you over commit, this is the inexorable deadline.</text:p>
            </text:list-item>
          </text:list>
        </text:list-item>
        <text:list-item>
          <text:p text:style-name="P9">Step 4: Set a Punishment.</text:p>
          <text:list>
            <text:list-item>
              <text:p text:style-name="P24">Summery: Find a “dark why” by putting yourself in a compromising position, where the solution is to make art. </text:p>
            </text:list-item>
            <text:list-item>
              <text:p text:style-name="P9">Associate a punishment with missing the deadline. </text:p>
            </text:list-item>
            <text:list-item>
              <text:p text:style-name="P9">Needs to be enough deterrent to invoke “primal fear.” </text:p>
              <text:list>
                <text:list-item>
                  <text:p text:style-name="P9">Duality <text:span text:style-name="T18">of step 4 and step 3. </text:span></text:p>
                  <text:list>
                    <text:list-item>
                      <text:p text:style-name="P12">I want to run towards the MVP.</text:p>
                    </text:list-item>
                    <text:list-item>
                      <text:p text:style-name="P12"><text:span text:style-name="T18">I want to</text:span> away from the punishment.</text:p>
                    </text:list-item>
                  </text:list>
                </text:list-item>
              </text:list>
            </text:list-item>
            <text:list-item>
              <text:p text:style-name="P14">No matter what happens, how severely you over commit, this is the inexorable punishment.</text:p>
              <text:list>
                <text:list-item>
                  <text:p text:style-name="P25">Follow through is mandatory. </text:p>
                </text:list-item>
              </text:list>
            </text:list-item>
            <text:list-item>
              <text:p text:style-name="P9">Examples:</text:p>
              <text:list>
                <text:list-item>
                  <text:p text:style-name="P30">Donate too much money to a charity. <text:span text:style-name="T19">Guevara says </text:span>500$</text:p>
                  <text:list>
                    <text:list-item>
                      <text:p text:style-name="P30">Bonus if its a charity you hate ei Scientology. </text:p>
                    </text:list-item>
                  </text:list>
                </text:list-item>
                <text:list-item>
                  <text:p text:style-name="P30">Spend a vegan’s money on meat.</text:p>
                </text:list-item>
                <text:list-item>
                  <text:p text:style-name="P30">Give someone money.</text:p>
                </text:list-item>
                <text:list-item>
                  <text:p text:style-name="P30">Manual labor, <text:span text:style-name="T19">such as doing someone else’s chores. </text:span></text:p>
                </text:list-item>
              </text:list>
            </text:list-item>
          </text:list>
        </text:list-item>
        <text:list-item>
          <text:p text:style-name="P9">Step 5: Get an Accountability Partner.</text:p>
          <text:list>
            <text:list-item>
              <text:p text:style-name="P26">Summery: Meet someone outside of your head, and get them involved with your success, superficially if necessary. </text:p>
            </text:list-item>
            <text:list-item>
              <text:p text:style-name="P9">Context:</text:p>
              <text:list>
                <text:list-item>
                  <text:p text:style-name="P9">You are not capable of enforcing your own deadline. </text:p>
                </text:list-item>
                <text:list-item>
                  <text:p text:style-name="P9">You are not capable of punishing yourself. </text:p>
                </text:list-item>
                <text:list-item>
                  <text:p text:style-name="P9">Most likely, you will worm your way out of it. </text:p>
                </text:list-item>
                <text:list-item>
                  <text:p text:style-name="P9">Externalize the problem.</text:p>
                </text:list-item>
                <text:list-item>
                  <text:p text:style-name="P9">Look outside yourself for help. This is generally a lonely project. </text:p>
                </text:list-item>
                <text:list-item>
                  <text:p text:style-name="P9"><text:soft-page-break/>Who taught you that you had to do this on your own?</text:p>
                </text:list-item>
              </text:list>
            </text:list-item>
            <text:list-item>
              <text:p text:style-name="P9">Find a person.</text:p>
              <text:list>
                <text:list-item>
                  <text:p text:style-name="P9">Ideally also brain diseased.</text:p>
                </text:list-item>
                <text:list-item>
                  <text:p text:style-name="P9">Tell them the deadline, MVP, and punishment. </text:p>
                </text:list-item>
                <text:list-item>
                  <text:p text:style-name="P9">If you have no friends, punishment = just giving them money. </text:p>
                </text:list-item>
              </text:list>
            </text:list-item>
            <text:list-item>
              <text:p text:style-name="P14">Also: become the accountability person for another artist.</text:p>
              <text:list>
                <text:list-item>
                  <text:p text:style-name="P14">They’ll understand.</text:p>
                </text:list-item>
                <text:list-item>
                  <text:p text:style-name="P14">you can critique each others craft.</text:p>
                </text:list-item>
              </text:list>
            </text:list-item>
            <text:list-item>
              <text:p text:style-name="P14">Also also: if two people have the same illusion, its now real.</text:p>
            </text:list-item>
          </text:list>
        </text:list-item>
        <text:list-item>
          <text:p text:style-name="P9">Step 6: Repeat Thanklessly, Endlessly.</text:p>
          <text:list>
            <text:list-item>
              <text:p text:style-name="P27">Summery: You’ve reached the grade of adaptus minor: you can do the thing, now do it a lot.</text:p>
            </text:list-item>
            <text:list-item>
              <text:p text:style-name="P14">Do it.</text:p>
            </text:list-item>
            <text:list-item>
              <text:p text:style-name="P14">Do it again.</text:p>
            </text:list-item>
            <text:list-item>
              <text:p text:style-name="P14">For a year!</text:p>
            </text:list-item>
            <text:list-item>
              <text:p text:style-name="P14">Until your craft i<text:span text:style-name="T20">s</text:span> honed. </text:p>
            </text:list-item>
            <text:list-item>
              <text:p text:style-name="P14">Thanklessly:</text:p>
              <text:list>
                <text:list-item>
                  <text:p text:style-name="P14">You’re gonna get no money.</text:p>
                </text:list-item>
                <text:list-item>
                  <text:p text:style-name="P14">You’re gonna get no recognition.</text:p>
                  <text:list>
                    <text:list-item>
                      <text:p text:style-name="P14">Even negative recognition from haters. </text:p>
                    </text:list-item>
                  </text:list>
                </text:list-item>
                <text:list-item>
                  <text:p text:style-name="P14">You’re gonna get no fame.</text:p>
                </text:list-item>
              </text:list>
            </text:list-item>
            <text:list-item>
              <text:p text:style-name="P14">End goal: Be able to do something no one else can do. </text:p>
              <text:list>
                <text:list-item>
                  <text:p text:style-name="P14">How do I become a tool that does not exist yet?</text:p>
                </text:list-item>
                <text:list-item>
                  <text:p text:style-name="P14">Likely to combine two fields.</text:p>
                  <text:list>
                    <text:list-item>
                      <text:p text:style-name="P14">Ex. Spoken word poetry and politics. </text:p>
                    </text:list-item>
                  </text:list>
                </text:list-item>
                <text:list-item>
                  <text:p text:style-name="P14">Fiend friends and get involve in the brain disease community. </text:p>
                  <text:list>
                    <text:list-item>
                      <text:p text:style-name="P14">Engage weekly with friends.</text:p>
                    </text:list-item>
                    <text:list-item>
                      <text:p text:style-name="P14">This makes it real.</text:p>
                    </text:list-item>
                  </text:list>
                </text:list-item>
              </text:list>
            </text:list-item>
          </text:list>
        </text:list-item>
        <text:list-item>
          <text:p text:style-name="P31"><text:span text:style-name="T4">Step 7: Set up sa</text:span><text:span text:style-name="T9">l</text:span><text:span text:style-name="T4">e infrastructure.</text:span></text:p>
          <text:list>
            <text:list-item>
              <text:p text:style-name="P42"><text:span text:style-name="T4">Summery: Supposing that someone will eventually want to give you money, have a method ready for them to give it to you.</text:span></text:p>
            </text:list-item>
            <text:list-item>
              <text:p text:style-name="P14">Make an infrastructure where someone can hypothetically give you money for something.</text:p>
              <text:list>
                <text:list-item>
                  <text:p text:style-name="P14">Ex. Etsy page.</text:p>
                </text:list-item>
              </text:list>
            </text:list-item>
            <text:list-item>
              <text:p text:style-name="P19">Have it ready for when lightning strikes. </text:p>
              <text:list>
                <text:list-item>
                  <text:p text:style-name="P19">Critical to do this before step 8.</text:p>
                </text:list-item>
                <text:list-item>
                  <text:p text:style-name="P27">There is a chance you will go viral, and be in the heads of many people, but only for a short while. If one of them is willing to give you money, you only have that instant to act on that urge. </text:p>
                </text:list-item>
              </text:list>
            </text:list-item>
          </text:list>
        </text:list-item>
        <text:list-item>
          <text:p text:style-name="P31"><text:span text:style-name="T4">Step 8: </text:span><text:span text:style-name="T9">Make Stuff Communities Will Like.</text:span></text:p>
          <text:list>
            <text:list-item>
              <text:p text:style-name="P42"><text:span text:style-name="T9">S</text:span><text:span text:style-name="T4">ummery: Taylot your art to appeal to a specific group of people, and then share that art to the places where those people already gather. As opposed to hoping non-specific people just start gathering around you randomly. </text:span></text:p>
            </text:list-item>
            <text:list-item>
              <text:p text:style-name="P19">Marketing!!</text:p>
              <text:list>
                <text:list-item>
                  <text:p text:style-name="P19"><text:span text:style-name="T20">Y</text:span>ou <text:span text:style-name="T20">now </text:span>have something to market (step 6).</text:p>
                </text:list-item>
                <text:list-item>
                  <text:p text:style-name="P19">Don’t market yourself when you have nothing to marke<text:span text:style-name="T20">t.</text:span></text:p>
                </text:list-item>
              </text:list>
            </text:list-item>
            <text:list-item>
              <text:p text:style-name="P19">Find a Community.</text:p>
              <text:list>
                <text:list-item>
                  <text:p text:style-name="P19">Preferably a small community. </text:p>
                  <text:list>
                    <text:list-item>
                      <text:p text:style-name="P19">Ex. R/Starwars is too big, you’ll get lost in the sea</text:p>
                    </text:list-item>
                  </text:list>
                </text:list-item>
                <text:list-item>
                  <text:p text:style-name="P27">Also not to small.</text:p>
                  <text:list>
                    <text:list-item>
                      <text:p text:style-name="P19">Ex. Some discord with 12 people. </text:p>
                    </text:list-item>
                  </text:list>
                </text:list-item>
                <text:list-item>
                  <text:p text:style-name="P19"><text:soft-page-break/>Ideal 10,000 ish member subreddit. </text:p>
                  <text:list>
                    <text:list-item>
                      <text:p text:style-name="P19">You want feedback.</text:p>
                    </text:list-item>
                    <text:list-item>
                      <text:p text:style-name="P19">Don’t want to get lost in the noise. </text:p>
                    </text:list-item>
                    <text:list-item>
                      <text:p text:style-name="P19">Ex. R/Starwarstheoldrepublicrpg.</text:p>
                    </text:list-item>
                    <text:list-item>
                      <text:p text:style-name="P27">Get as specific as you can without loosing market size.</text:p>
                    </text:list-item>
                  </text:list>
                </text:list-item>
              </text:list>
            </text:list-item>
            <text:list-item>
              <text:p text:style-name="P19">Make something for that community that that community would organically like.</text:p>
              <text:list>
                <text:list-item>
                  <text:p text:style-name="P19">First thing: you will get down voted and hated on.</text:p>
                  <text:list>
                    <text:list-item>
                      <text:p text:style-name="P19">You know its coming now… maybe it will sting less.</text:p>
                    </text:list-item>
                    <text:list-item>
                      <text:p text:style-name="P19">At this point, you should be developed enough to have the bravery to do this.</text:p>
                    </text:list-item>
                  </text:list>
                </text:list-item>
              </text:list>
            </text:list-item>
            <text:list-item>
              <text:p text:style-name="P19">Don’t spend money for bots or ads.</text:p>
              <text:list>
                <text:list-item>
                  <text:p text:style-name="P19">If you need to pay for your advertising, its wasn’t worth advertising.</text:p>
                </text:list-item>
              </text:list>
            </text:list-item>
            <text:list-item>
              <text:p text:style-name="P19">Get Feedback.</text:p>
              <text:list>
                <text:list-item>
                  <text:p text:style-name="P19">Ex. As a satirist, Guevara often had people not pick up his satire, and read it straight. Then he made more layered and less subtle irony. </text:p>
                </text:list-item>
              </text:list>
            </text:list-item>
          </text:list>
        </text:list-item>
        <text:list-item>
          <text:p text:style-name="P31"><text:span text:style-name="T4">Step 9: <text:s/></text:span><text:span text:style-name="T9">Find </text:span><text:span text:style-name="T11">A </text:span><text:span text:style-name="T9">Person That Loves Your Work.</text:span></text:p>
          <text:list>
            <text:list-item>
              <text:p text:style-name="P42"><text:span text:style-name="T9">S</text:span><text:span text:style-name="T4">ummery: As a step towards making one dollar, make one fan. </text:span></text:p>
            </text:list-item>
            <text:list-item>
              <text:p text:style-name="P19">Build that <text:span text:style-name="T20">cult-of-personality </text:span>community, <text:span text:style-name="T20">one person at a time.</text:span></text:p>
            </text:list-item>
            <text:list-item>
              <text:p text:style-name="P19">Will be hard.</text:p>
            </text:list-item>
            <text:list-item>
              <text:p text:style-name="P19">MVP for step 9: Find one person you don’t already know, one rando, who respects your craft enough to share it with a friend. </text:p>
              <text:list>
                <text:list-item>
                  <text:p text:style-name="P19">This is a scalable position.</text:p>
                </text:list-item>
                <text:list-item>
                  <text:p text:style-name="P20">Now find 2, then 3, then 10.</text:p>
                </text:list-item>
                <text:list-item>
                  <text:p text:style-name="P20"><text:span text:style-name="T20">This first fan will likely introduce more potential fans.</text:span> </text:p>
                </text:list-item>
              </text:list>
            </text:list-item>
          </text:list>
        </text:list-item>
        <text:list-item>
          <text:p text:style-name="P31"><text:span text:style-name="T4">Step 10: </text:span><text:span text:style-name="T9">Make 1$</text:span></text:p>
          <text:list>
            <text:list-item>
              <text:p text:style-name="P19">Summery of what you have:</text:p>
              <text:list>
                <text:list-item>
                  <text:p text:style-name="P19">You have a craft no one else does.</text:p>
                </text:list-item>
                <text:list-item>
                  <text:p text:style-name="P19">You have a regular output of content people like. </text:p>
                </text:list-item>
                <text:list-item>
                  <text:p text:style-name="P19">You have a base of art.</text:p>
                </text:list-item>
                <text:list-item>
                  <text:p text:style-name="P19">You have an audience who follows you.</text:p>
                </text:list-item>
              </text:list>
            </text:list-item>
            <text:list-item>
              <text:p text:style-name="P19">One day, one person <text:span text:style-name="T20">from step 8</text:span>, will go through the infrastructure in step 7, and buy something. </text:p>
            </text:list-item>
            <text:list-item>
              <text:p text:style-name="P19">You’ve done it!!</text:p>
              <text:list>
                <text:list-item>
                  <text:p text:style-name="P19">You may still be net negative money right now, but you have the system! </text:p>
                </text:list-item>
                <text:list-item>
                  <text:p text:style-name="P19">Do it again and again. It is easier to make the next 10 than this 1. </text:p>
                </text:list-item>
              </text:list>
            </text:list-item>
          </text:list>
        </text:list-item>
        <text:list-item>
          <text:p text:style-name="P17">Postamble. </text:p>
          <text:list>
            <text:list-item>
              <text:p text:style-name="P17">Try/<text:span text:style-name="T20">experiment with</text:span> different platforms.</text:p>
              <text:list>
                <text:list-item>
                  <text:p text:style-name="P17">Learn the way their algorithm works.</text:p>
                </text:list-item>
                <text:list-item>
                  <text:p text:style-name="P27">Subjective and not really intuitive. </text:p>
                </text:list-item>
              </text:list>
            </text:list-item>
            <text:list-item>
              <text:p text:style-name="P17">“Pay your artist bucks.” </text:p>
              <text:list>
                <text:list-item>
                  <text:p text:style-name="P17">Make some content so you can make art. </text:p>
                </text:list-item>
                <text:list-item>
                  <text:p text:style-name="P17">Content just pleases algorithm. </text:p>
                </text:list-item>
                <text:list-item>
                  <text:p text:style-name="P17">Content builds your presence on the platform so the algorithm will pick up your art.</text:p>
                </text:list-item>
              </text:list>
            </text:list-item>
            <text:list-item>
              <text:p text:style-name="P17">Some dude’s anecdotally map!</text:p>
              <text:list>
                <text:list-item>
                  <text:p text:style-name="P17">Any map is better than no map.</text:p>
                </text:list-item>
                <text:list-item>
                  <text:p text:style-name="P17"><text:span text:style-name="T20">Still </text:span>just some guy. </text:p>
                </text:list-item>
                <text:list-item>
                  <text:p text:style-name="P28">Don’t obsess over the map. </text:p>
                  <text:list>
                    <text:list-item>
                      <text:p text:style-name="P28">The map is not the territory.</text:p>
                    </text:list-item>
                    <text:list-item>
                      <text:p text:style-name="P28">Making art &gt; having the perfect instructions to make art. </text:p>
                    </text:list-item>
                  </text:list>
                </text:list-item>
              </text:list>
            </text:list-item>
          </text:list>
        </text:list-item>
        <text:list-item>
          <text:p text:style-name="P6">Reflection.</text:p>
          <text:list>
            <text:list-item>
              <text:p text:style-name="P27"><text:soft-page-break/>I feel good. I like learning and this seems like sound advice.</text:p>
              <text:list>
                <text:list-item>
                  <text:p text:style-name="P29">Definitely has implications for art school, however just how low the MVP can be is set by the professor. </text:p>
                </text:list-item>
                <text:list-item>
                  <text:p text:style-name="P29">As a journaling method, this is very powerful and I aspire to.</text:p>
                </text:list-item>
              </text:list>
            </text:list-item>
            <text:list-item>
              <text:p text:style-name="P8">The video is very fast, I was typing furiously the whole time. </text:p>
              <text:list>
                <text:list-item>
                  <text:p text:style-name="P8">My fingers feel icky, I had to stop frequently. </text:p>
                </text:list-item>
                <text:list-item>
                  <text:p text:style-name="P8"><text:span text:style-name="T20">I haven’t typed this much in a while.</text:span></text:p>
                </text:list-item>
                <text:list-item>
                  <text:p text:style-name="P27">Guevara is also probobly still speaking to a click-through-rate-engagment-watch-time youtube audience, and not expecting me to literally host it as a lecture.</text:p>
                </text:list-item>
              </text:list>
            </text:list-item>
            <text:list-item>
              <text:p text:style-name="P17">Bruh its the fucking Quablablah. 10 is the final result. 7 the image of desire. 6 the center of the system. <text:span text:style-name="T21">8 deals with communication. 1 with any and all possibilities. Split into three triads. Etc etc. </text:span></text:p>
              <text:list>
                <text:list-item>
                  <text:p text:style-name="P17"><text:span text:style-name="T21">Also i</text:span>t doesn’t work if you spend too much time obsessing over it. </text:p>
                </text:list-item>
                <text:list-item>
                  <text:p text:style-name="P29">This is kind of smart though, in the same way the tree of life can be used to map states of consciousness during ritual, this enables a way of using it to map states of artistic development. </text:p>
                  <text:list>
                    <text:list-item>
                      <text:p text:style-name="P29">Ex, when I am actually making art, I am in Tiphereth.</text:p>
                    </text:list-item>
                    <text:list-item>
                      <text:p text:style-name="P29">Ex, if I want to make art, I can ritually follow the tree down, starting my “invocation” from the top, and working my way down the spiritual hierarchy. </text:p>
                    </text:list-item>
                  </text:list>
                </text:list-item>
              </text:list>
            </text:list-item>
          </text:list>
        </text:list-item>
      </text:list>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6:23:09.197748548</meta:creation-date>
    <dc:date>2023-01-10T22:31:19.881576916</dc:date>
    <meta:editing-duration>PT1H29M4S</meta:editing-duration>
    <meta:editing-cycles>17</meta:editing-cycles>
    <meta:generator>LibreOffice/7.3.7.2$Linux_X86_64 LibreOffice_project/30$Build-2</meta:generator>
    <meta:document-statistic meta:table-count="0" meta:image-count="0" meta:object-count="0" meta:page-count="6" meta:paragraph-count="227" meta:word-count="2513" meta:character-count="13119" meta:non-whitespace-character-count="10967"/>
  </office:meta>
</office:document-meta>
</file>